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solid" draw:fill-color="#ffffff" draw:opacity="25%" fo:min-height="0.75cm" draw:shadow="hidden" draw:shadow-opacity="25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cm" svg:height="1.25cm" svg:x="10.5cm" svg:y="6.15cm">
          <draw:text-box>
            <text:p text:style-name="P1">Tableau de bord supérieur</text:p>
          </draw:text-box>
        </draw:frame>
        <draw:frame draw:style-name="gr1" draw:text-style-name="P1" draw:layer="layout" svg:width="9cm" svg:height="1.25cm" svg:x="11.6cm" svg:y="22.597cm">
          <draw:text-box>
            <text:p text:style-name="P1">Tableau de bord inférieur</text:p>
          </draw:text-box>
        </draw:frame>
        <draw:frame draw:style-name="gr2" draw:text-style-name="P1" draw:layer="layout" svg:width="5.5cm" svg:height="1cm" svg:x="15cm" svg:y="8.547cm">
          <draw:text-box>
            <text:p text:style-name="P1">Votre bureau</text:p>
          </draw:text-box>
        </draw:frame>
        <draw:frame draw:style-name="gr3" draw:text-style-name="P2" draw:layer="layout" svg:width="18.659cm" svg:height="14.926cm" svg:x="1.2cm" svg:y="7.447cm">
          <draw:image xlink:href="../Presentation_tableau_Bord_src.png" xlink:type="simple" xlink:show="embed" xlink:actuate="onLoad">
            <text:p/>
          </draw:image>
        </draw:frame>
        <draw:line draw:style-name="gr4" draw:text-style-name="P2" draw:layer="layout" svg:x1="10.6cm" svg:y1="6.6cm" svg:x2="9.6cm" svg:y2="7.6cm">
          <text:p/>
        </draw:line>
        <draw:line draw:style-name="gr4" draw:text-style-name="P2" draw:layer="layout" svg:x1="11.8cm" svg:y1="23.147cm" svg:x2="9.3cm" svg:y2="22.1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047cm" fo:margin-bottom="6.17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7-04-25T12:56:48</meta:creation-date>
    <dc:date>2010-04-13T23:19:01.47</dc:date>
    <dc:language>fr-FR</dc:language>
    <meta:editing-cycles>5</meta:editing-cycles>
    <meta:editing-duration>PT00H08M19S</meta:editing-duration>
    <dc:creator>Benjamin Saiz</dc:cre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